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7.597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 ts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style-name="ce1" office:value-type="string" calcext:value-type="string">
            <text:p>DestinationCard ph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formula="of:=CONCATENATE([.A2]-100;&quot;=&gt; &quot;;&quot;new DestinationCard(&quot;;[.A2];&quot;,&quot;;[.A2];&quot;),&quot;)" office:value-type="string" office:string-value="0=&gt; new DestinationCard(100,100)," calcext:value-type="string">
            <text:p>0=&gt; new DestinationCard(100,100)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formula="of:=CONCATENATE([.A3]-100;&quot;=&gt; &quot;;&quot;new DestinationCard(&quot;;[.A3];&quot;,&quot;;[.A3];&quot;),&quot;)" office:value-type="string" office:string-value="1=&gt; new DestinationCard(101,101)," calcext:value-type="string">
            <text:p>1=&gt; new DestinationCard(101,101)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formula="of:=CONCATENATE([.A4]-100;&quot;=&gt; &quot;;&quot;new DestinationCard(&quot;;[.A4];&quot;,&quot;;[.A4];&quot;),&quot;)" office:value-type="string" office:string-value="2=&gt; new DestinationCard(102,102)," calcext:value-type="string">
            <text:p>2=&gt; new DestinationCard(102,102)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formula="of:=CONCATENATE([.A5]-100;&quot;=&gt; &quot;;&quot;new DestinationCard(&quot;;[.A5];&quot;,&quot;;[.A5];&quot;),&quot;)" office:value-type="string" office:string-value="3=&gt; new DestinationCard(103,103)," calcext:value-type="string">
            <text:p>3=&gt; new DestinationCard(103,103)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formula="of:=CONCATENATE([.A6]-100;&quot;=&gt; &quot;;&quot;new DestinationCard(&quot;;[.A6];&quot;,&quot;;[.A6];&quot;),&quot;)" office:value-type="string" office:string-value="4=&gt; new DestinationCard(104,104)," calcext:value-type="string">
            <text:p>4=&gt; new DestinationCard(104,104)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formula="of:=CONCATENATE([.A7]-100;&quot;=&gt; &quot;;&quot;new DestinationCard(&quot;;[.A7];&quot;,&quot;;[.A7];&quot;),&quot;)" office:value-type="string" office:string-value="5=&gt; new DestinationCard(105,105)," calcext:value-type="string">
            <text:p>5=&gt; new DestinationCard(105,105)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formula="of:=CONCATENATE([.A8]-100;&quot;=&gt; &quot;;&quot;new DestinationCard(&quot;;[.A8];&quot;,&quot;;[.A8];&quot;),&quot;)" office:value-type="string" office:string-value="6=&gt; new DestinationCard(106,106)," calcext:value-type="string">
            <text:p>6=&gt; new DestinationCard(106,106)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formula="of:=CONCATENATE([.A9]-100;&quot;=&gt; &quot;;&quot;new DestinationCard(&quot;;[.A9];&quot;,&quot;;[.A9];&quot;),&quot;)" office:value-type="string" office:string-value="7=&gt; new DestinationCard(107,107)," calcext:value-type="string">
            <text:p>7=&gt; new DestinationCard(107,107)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formula="of:=CONCATENATE([.A10]-100;&quot;=&gt; &quot;;&quot;new DestinationCard(&quot;;[.A10];&quot;,&quot;;[.A10];&quot;),&quot;)" office:value-type="string" office:string-value="8=&gt; new DestinationCard(108,108)," calcext:value-type="string">
            <text:p>8=&gt; new DestinationCard(108,108)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formula="of:=CONCATENATE([.A11]-100;&quot;=&gt; &quot;;&quot;new DestinationCard(&quot;;[.A11];&quot;,&quot;;[.A11];&quot;),&quot;)" office:value-type="string" office:string-value="9=&gt; new DestinationCard(109,109)," calcext:value-type="string">
            <text:p>9=&gt; new DestinationCard(109,109)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formula="of:=CONCATENATE([.A12]-100;&quot;=&gt; &quot;;&quot;new DestinationCard(&quot;;[.A12];&quot;,&quot;;[.A12];&quot;),&quot;)" office:value-type="string" office:string-value="10=&gt; new DestinationCard(110,110)," calcext:value-type="string">
            <text:p>10=&gt; new DestinationCard(110,110)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formula="of:=CONCATENATE([.A13]-100;&quot;=&gt; &quot;;&quot;new DestinationCard(&quot;;[.A13];&quot;,&quot;;[.A13];&quot;),&quot;)" office:value-type="string" office:string-value="11=&gt; new DestinationCard(111,111)," calcext:value-type="string">
            <text:p>11=&gt; new DestinationCard(111,111)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formula="of:=CONCATENATE([.A14]-100;&quot;=&gt; &quot;;&quot;new DestinationCard(&quot;;[.A14];&quot;,&quot;;[.A14];&quot;),&quot;)" office:value-type="string" office:string-value="12=&gt; new DestinationCard(112,112)," calcext:value-type="string">
            <text:p>12=&gt; new DestinationCard(112,112)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formula="of:=CONCATENATE([.A15]-100;&quot;=&gt; &quot;;&quot;new DestinationCard(&quot;;[.A15];&quot;,&quot;;[.A15];&quot;),&quot;)" office:value-type="string" office:string-value="13=&gt; new DestinationCard(113,113)," calcext:value-type="string">
            <text:p>13=&gt; new DestinationCard(113,113)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formula="of:=CONCATENATE([.A16]-100;&quot;=&gt; &quot;;&quot;new DestinationCard(&quot;;[.A16];&quot;,&quot;;[.A16];&quot;),&quot;)" office:value-type="string" office:string-value="14=&gt; new DestinationCard(114,114)," calcext:value-type="string">
            <text:p>14=&gt; new DestinationCard(114,114)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formula="of:=CONCATENATE([.A17]-100;&quot;=&gt; &quot;;&quot;new DestinationCard(&quot;;[.A17];&quot;,&quot;;[.A17];&quot;),&quot;)" office:value-type="string" office:string-value="15=&gt; new DestinationCard(115,115)," calcext:value-type="string">
            <text:p>15=&gt; new DestinationCard(115,115)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formula="of:=CONCATENATE([.A18]-100;&quot;=&gt; &quot;;&quot;new DestinationCard(&quot;;[.A18];&quot;,&quot;;[.A18];&quot;),&quot;)" office:value-type="string" office:string-value="16=&gt; new DestinationCard(116,116)," calcext:value-type="string">
            <text:p>16=&gt; new DestinationCard(116,116)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formula="of:=CONCATENATE([.A19]-100;&quot;=&gt; &quot;;&quot;new DestinationCard(&quot;;[.A19];&quot;,&quot;;[.A19];&quot;),&quot;)" office:value-type="string" office:string-value="17=&gt; new DestinationCard(117,117)," calcext:value-type="string">
            <text:p>17=&gt; new DestinationCard(117,117)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formula="of:=CONCATENATE([.A20]-100;&quot;=&gt; &quot;;&quot;new DestinationCard(&quot;;[.A20];&quot;,&quot;;[.A20];&quot;),&quot;)" office:value-type="string" office:string-value="18=&gt; new DestinationCard(118,118)," calcext:value-type="string">
            <text:p>18=&gt; new DestinationCard(118,118)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formula="of:=CONCATENATE([.A21]-100;&quot;=&gt; &quot;;&quot;new DestinationCard(&quot;;[.A21];&quot;,&quot;;[.A21];&quot;),&quot;)" office:value-type="string" office:string-value="19=&gt; new DestinationCard(119,119)," calcext:value-type="string">
            <text:p>19=&gt; new DestinationCard(119,119)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formula="of:=CONCATENATE([.A22]-100;&quot;=&gt; &quot;;&quot;new DestinationCard(&quot;;[.A22];&quot;,&quot;;[.A22];&quot;),&quot;)" office:value-type="string" office:string-value="20=&gt; new DestinationCard(120,120)," calcext:value-type="string">
            <text:p>20=&gt; new DestinationCard(120,120)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formula="of:=CONCATENATE([.A23]-100;&quot;=&gt; &quot;;&quot;new DestinationCard(&quot;;[.A23];&quot;,&quot;;[.A23];&quot;),&quot;)" office:value-type="string" office:string-value="21=&gt; new DestinationCard(121,121)," calcext:value-type="string">
            <text:p>21=&gt; new DestinationCard(121,121)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formula="of:=CONCATENATE([.A24]-100;&quot;=&gt; &quot;;&quot;new DestinationCard(&quot;;[.A24];&quot;,&quot;;[.A24];&quot;),&quot;)" office:value-type="string" office:string-value="22=&gt; new DestinationCard(122,122)," calcext:value-type="string">
            <text:p>22=&gt; new DestinationCard(122,122)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formula="of:=CONCATENATE([.A25]-100;&quot;=&gt; &quot;;&quot;new DestinationCard(&quot;;[.A25];&quot;,&quot;;[.A25];&quot;),&quot;)" office:value-type="string" office:string-value="23=&gt; new DestinationCard(123,123)," calcext:value-type="string">
            <text:p>23=&gt; new DestinationCard(123,123)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formula="of:=CONCATENATE([.A26]-100;&quot;=&gt; &quot;;&quot;new DestinationCard(&quot;;[.A26];&quot;,&quot;;[.A26];&quot;),&quot;)" office:value-type="string" office:string-value="24=&gt; new DestinationCard(124,124)," calcext:value-type="string">
            <text:p>24=&gt; new DestinationCard(124,124)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formula="of:=CONCATENATE([.A27]-100;&quot;=&gt; &quot;;&quot;new DestinationCard(&quot;;[.A27];&quot;,&quot;;[.A27];&quot;),&quot;)" office:value-type="string" office:string-value="25=&gt; new DestinationCard(125,125)," calcext:value-type="string">
            <text:p>25=&gt; new DestinationCard(125,125)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formula="of:=CONCATENATE([.A28]-100;&quot;=&gt; &quot;;&quot;new DestinationCard(&quot;;[.A28];&quot;,&quot;;[.A28];&quot;),&quot;)" office:value-type="string" office:string-value="26=&gt; new DestinationCard(126,126)," calcext:value-type="string">
            <text:p>26=&gt; new DestinationCard(126,126)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formula="of:=CONCATENATE([.A29]-100;&quot;=&gt; &quot;;&quot;new DestinationCard(&quot;;[.A29];&quot;,&quot;;[.A29];&quot;),&quot;)" office:value-type="string" office:string-value="27=&gt; new DestinationCard(127,127)," calcext:value-type="string">
            <text:p>27=&gt; new DestinationCard(127,127)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formula="of:=CONCATENATE([.A30]-100;&quot;=&gt; &quot;;&quot;new DestinationCard(&quot;;[.A30];&quot;,&quot;;[.A30];&quot;),&quot;)" office:value-type="string" office:string-value="28=&gt; new DestinationCard(128,128)," calcext:value-type="string">
            <text:p>28=&gt; new DestinationCard(128,128)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formula="of:=CONCATENATE([.A31]-100;&quot;=&gt; &quot;;&quot;new DestinationCard(&quot;;[.A31];&quot;,&quot;;[.A31];&quot;),&quot;)" office:value-type="string" office:string-value="29=&gt; new DestinationCard(129,129)," calcext:value-type="string">
            <text:p>29=&gt; new DestinationCard(129,129)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formula="of:=CONCATENATE([.A32]-100;&quot;=&gt; &quot;;&quot;new DestinationCard(&quot;;[.A32];&quot;,&quot;;[.A32];&quot;),&quot;)" office:value-type="string" office:string-value="30=&gt; new DestinationCard(130,130)," calcext:value-type="string">
            <text:p>30=&gt; new DestinationCard(130,130)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formula="of:=CONCATENATE([.A33]-100;&quot;=&gt; &quot;;&quot;new DestinationCard(&quot;;[.A33];&quot;,&quot;;[.A33];&quot;),&quot;)" office:value-type="string" office:string-value="31=&gt; new DestinationCard(131,131)," calcext:value-type="string">
            <text:p>31=&gt; new DestinationCard(131,131)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formula="of:=CONCATENATE([.A34]-100;&quot;=&gt; &quot;;&quot;new DestinationCard(&quot;;[.A34];&quot;,&quot;;[.A34];&quot;),&quot;)" office:value-type="string" office:string-value="32=&gt; new DestinationCard(132,132)," calcext:value-type="string">
            <text:p>32=&gt; new DestinationCard(132,132)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formula="of:=CONCATENATE([.A35]-100;&quot;=&gt; &quot;;&quot;new DestinationCard(&quot;;[.A35];&quot;,&quot;;[.A35];&quot;),&quot;)" office:value-type="string" office:string-value="33=&gt; new DestinationCard(133,133)," calcext:value-type="string">
            <text:p>33=&gt; new DestinationCard(133,133)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formula="of:=CONCATENATE([.A36]-100;&quot;=&gt; &quot;;&quot;new DestinationCard(&quot;;[.A36];&quot;,&quot;;[.A36];&quot;),&quot;)" office:value-type="string" office:string-value="34=&gt; new DestinationCard(134,134)," calcext:value-type="string">
            <text:p>34=&gt; new DestinationCard(134,134)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formula="of:=CONCATENATE([.A37]-100;&quot;=&gt; &quot;;&quot;new DestinationCard(&quot;;[.A37];&quot;,&quot;;[.A37];&quot;),&quot;)" office:value-type="string" office:string-value="35=&gt; new DestinationCard(135,135)," calcext:value-type="string">
            <text:p>35=&gt; new DestinationCard(135,135)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formula="of:=CONCATENATE([.A38]-100;&quot;=&gt; &quot;;&quot;new DestinationCard(&quot;;[.A38];&quot;,&quot;;[.A38];&quot;),&quot;)" office:value-type="string" office:string-value="36=&gt; new DestinationCard(136,136)," calcext:value-type="string">
            <text:p>36=&gt; new DestinationCard(136,136)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formula="of:=CONCATENATE([.A39]-100;&quot;=&gt; &quot;;&quot;new DestinationCard(&quot;;[.A39];&quot;,&quot;;[.A39];&quot;),&quot;)" office:value-type="string" office:string-value="37=&gt; new DestinationCard(137,137)," calcext:value-type="string">
            <text:p>37=&gt; new DestinationCard(137,137)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formula="of:=CONCATENATE([.A40]-100;&quot;=&gt; &quot;;&quot;new DestinationCard(&quot;;[.A40];&quot;,&quot;;[.A40];&quot;),&quot;)" office:value-type="string" office:string-value="38=&gt; new DestinationCard(138,138)," calcext:value-type="string">
            <text:p>38=&gt; new DestinationCard(138,138)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formula="of:=CONCATENATE([.A41]-100;&quot;=&gt; &quot;;&quot;new DestinationCard(&quot;;[.A41];&quot;,&quot;;[.A41];&quot;),&quot;)" office:value-type="string" office:string-value="39=&gt; new DestinationCard(139,139)," calcext:value-type="string">
            <text:p>39=&gt; new DestinationCard(139,139)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formula="of:=CONCATENATE([.A42]-100;&quot;=&gt; &quot;;&quot;new DestinationCard(&quot;;[.A42];&quot;,&quot;;[.A42];&quot;),&quot;)" office:value-type="string" office:string-value="40=&gt; new DestinationCard(140,140)," calcext:value-type="string">
            <text:p>40=&gt; new DestinationCard(140,140)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formula="of:=CONCATENATE([.A43]-100;&quot;=&gt; &quot;;&quot;new DestinationCard(&quot;;[.A43];&quot;,&quot;;[.A43];&quot;),&quot;)" office:value-type="string" office:string-value="41=&gt; new DestinationCard(141,141)," calcext:value-type="string">
            <text:p>41=&gt; new DestinationCard(141,141)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formula="of:=CONCATENATE([.A44]-100;&quot;=&gt; &quot;;&quot;new DestinationCard(&quot;;[.A44];&quot;,&quot;;[.A44];&quot;),&quot;)" office:value-type="string" office:string-value="42=&gt; new DestinationCard(142,142)," calcext:value-type="string">
            <text:p>42=&gt; new DestinationCard(142,142)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formula="of:=CONCATENATE([.A45]-100;&quot;=&gt; &quot;;&quot;new DestinationCard(&quot;;[.A45];&quot;,&quot;;[.A45];&quot;),&quot;)" office:value-type="string" office:string-value="43=&gt; new DestinationCard(143,143)," calcext:value-type="string">
            <text:p>43=&gt; new DestinationCard(143,143)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formula="of:=CONCATENATE([.A46]-100;&quot;=&gt; &quot;;&quot;new DestinationCard(&quot;;[.A46];&quot;,&quot;;[.A46];&quot;),&quot;)" office:value-type="string" office:string-value="44=&gt; new DestinationCard(144,144)," calcext:value-type="string">
            <text:p>44=&gt; new DestinationCard(144,144)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formula="of:=CONCATENATE([.A47]-100;&quot;=&gt; &quot;;&quot;new DestinationCard(&quot;;[.A47];&quot;,&quot;;[.A47];&quot;),&quot;)" office:value-type="string" office:string-value="45=&gt; new DestinationCard(145,145)," calcext:value-type="string">
            <text:p>45=&gt; new DestinationCard(145,145)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formula="of:=CONCATENATE([.A48]-100;&quot;=&gt; &quot;;&quot;new DestinationCard(&quot;;[.A48];&quot;,&quot;;[.A48];&quot;),&quot;)" office:value-type="string" office:string-value="46=&gt; new DestinationCard(146,146)," calcext:value-type="string">
            <text:p>46=&gt; new DestinationCard(146,146)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formula="of:=CONCATENATE([.A49]-100;&quot;=&gt; &quot;;&quot;new DestinationCard(&quot;;[.A49];&quot;,&quot;;[.A49];&quot;),&quot;)" office:value-type="string" office:string-value="47=&gt; new DestinationCard(147,147)," calcext:value-type="string">
            <text:p>47=&gt; new DestinationCard(147,147)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 table:formula="of:=CONCATENATE([.A50]-100;&quot;=&gt; &quot;;&quot;new DestinationCard(&quot;;[.A50];&quot;,&quot;;[.A50];&quot;),&quot;)" office:value-type="string" office:string-value="48=&gt; new DestinationCard(148,148)," calcext:value-type="string">
            <text:p>48=&gt; new DestinationCard(148,148),</text:p>
          </table:table-cell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formula="of:=CONCATENATE([.A51]-100;&quot;=&gt; &quot;;&quot;new DestinationCard(&quot;;[.A51];&quot;,&quot;;[.A51];&quot;),&quot;)" office:value-type="string" office:string-value="49=&gt; new DestinationCard(149,149)," calcext:value-type="string">
            <text:p>49=&gt; new DestinationCard(149,149)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formula="of:=CONCATENATE([.A52]-100;&quot;=&gt; &quot;;&quot;new DestinationCard(&quot;;[.A52];&quot;,&quot;;[.A52];&quot;),&quot;)" office:value-type="string" office:string-value="50=&gt; new DestinationCard(150,150)," calcext:value-type="string">
            <text:p>50=&gt; new DestinationCard(150,150)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formula="of:=CONCATENATE([.A53]-100;&quot;=&gt; &quot;;&quot;new DestinationCard(&quot;;[.A53];&quot;,&quot;;[.A53];&quot;),&quot;)" office:value-type="string" office:string-value="51=&gt; new DestinationCard(151,151)," calcext:value-type="string">
            <text:p>51=&gt; new DestinationCard(151,151)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formula="of:=CONCATENATE([.A54]-100;&quot;=&gt; &quot;;&quot;new DestinationCard(&quot;;[.A54];&quot;,&quot;;[.A54];&quot;),&quot;)" office:value-type="string" office:string-value="52=&gt; new DestinationCard(152,152)," calcext:value-type="string">
            <text:p>52=&gt; new DestinationCard(152,152)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formula="of:=CONCATENATE([.A55]-100;&quot;=&gt; &quot;;&quot;new DestinationCard(&quot;;[.A55];&quot;,&quot;;[.A55];&quot;),&quot;)" office:value-type="string" office:string-value="53=&gt; new DestinationCard(153,153)," calcext:value-type="string">
            <text:p>53=&gt; new DestinationCard(153,153)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formula="of:=CONCATENATE([.A56]-100;&quot;=&gt; &quot;;&quot;new DestinationCard(&quot;;[.A56];&quot;,&quot;;[.A56];&quot;),&quot;)" office:value-type="string" office:string-value="54=&gt; new DestinationCard(154,154)," calcext:value-type="string">
            <text:p>54=&gt; new DestinationCard(154,154)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formula="of:=CONCATENATE([.A57]-100;&quot;=&gt; &quot;;&quot;new DestinationCard(&quot;;[.A57];&quot;,&quot;;[.A57];&quot;),&quot;)" office:value-type="string" office:string-value="55=&gt; new DestinationCard(155,155)," calcext:value-type="string">
            <text:p>55=&gt; new DestinationCard(155,155)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formula="of:=CONCATENATE([.A58]-100;&quot;=&gt; &quot;;&quot;new DestinationCard(&quot;;[.A58];&quot;,&quot;;[.A58];&quot;),&quot;)" office:value-type="string" office:string-value="56=&gt; new DestinationCard(156,156)," calcext:value-type="string">
            <text:p>56=&gt; new DestinationCard(156,156)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formula="of:=CONCATENATE([.A59]-100;&quot;=&gt; &quot;;&quot;new DestinationCard(&quot;;[.A59];&quot;,&quot;;[.A59];&quot;),&quot;)" office:value-type="string" office:string-value="57=&gt; new DestinationCard(157,157)," calcext:value-type="string">
            <text:p>57=&gt; new DestinationCard(157,157)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formula="of:=CONCATENATE([.A60]-100;&quot;=&gt; &quot;;&quot;new DestinationCard(&quot;;[.A60];&quot;,&quot;;[.A60];&quot;),&quot;)" office:value-type="string" office:string-value="58=&gt; new DestinationCard(158,158)," calcext:value-type="string">
            <text:p>58=&gt; new DestinationCard(158,158)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formula="of:=CONCATENATE([.A61]-100;&quot;=&gt; &quot;;&quot;new DestinationCard(&quot;;[.A61];&quot;,&quot;;[.A61];&quot;),&quot;)" office:value-type="string" office:string-value="59=&gt; new DestinationCard(159,159)," calcext:value-type="string">
            <text:p>59=&gt; new DestinationCard(159,159)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formula="of:=CONCATENATE([.A62]-100;&quot;=&gt; &quot;;&quot;new DestinationCard(&quot;;[.A62];&quot;,&quot;;[.A62];&quot;),&quot;)" office:value-type="string" office:string-value="60=&gt; new DestinationCard(160,160)," calcext:value-type="string">
            <text:p>60=&gt; new DestinationCard(160,160)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formula="of:=CONCATENATE([.A63]-100;&quot;=&gt; &quot;;&quot;new DestinationCard(&quot;;[.A63];&quot;,&quot;;[.A63];&quot;),&quot;)" office:value-type="string" office:string-value="61=&gt; new DestinationCard(161,161)," calcext:value-type="string">
            <text:p>61=&gt; new DestinationCard(161,161)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formula="of:=CONCATENATE([.A64]-100;&quot;=&gt; &quot;;&quot;new DestinationCard(&quot;;[.A64];&quot;,&quot;;[.A64];&quot;),&quot;)" office:value-type="string" office:string-value="62=&gt; new DestinationCard(162,162)," calcext:value-type="string">
            <text:p>62=&gt; new DestinationCard(162,162)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formula="of:=CONCATENATE([.A65]-100;&quot;=&gt; &quot;;&quot;new DestinationCard(&quot;;[.A65];&quot;,&quot;;[.A65];&quot;),&quot;)" office:value-type="string" office:string-value="63=&gt; new DestinationCard(163,163)," calcext:value-type="string">
            <text:p>63=&gt; new DestinationCard(163,163)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formula="of:=CONCATENATE([.A66]-100;&quot;=&gt; &quot;;&quot;new DestinationCard(&quot;;[.A66];&quot;,&quot;;[.A66];&quot;),&quot;)" office:value-type="string" office:string-value="64=&gt; new DestinationCard(164,164)," calcext:value-type="string">
            <text:p>64=&gt; new DestinationCard(164,164)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formula="of:=CONCATENATE([.A67]-100;&quot;=&gt; &quot;;&quot;new DestinationCard(&quot;;[.A67];&quot;,&quot;;[.A67];&quot;),&quot;)" office:value-type="string" office:string-value="65=&gt; new DestinationCard(165,165)," calcext:value-type="string">
            <text:p>65=&gt; new DestinationCard(165,165)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formula="of:=CONCATENATE([.A68]-100;&quot;=&gt; &quot;;&quot;new DestinationCard(&quot;;[.A68];&quot;,&quot;;[.A68];&quot;),&quot;)" office:value-type="string" office:string-value="66=&gt; new DestinationCard(166,166)," calcext:value-type="string">
            <text:p>66=&gt; new DestinationCard(166,166)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formula="of:=CONCATENATE([.A69]-100;&quot;=&gt; &quot;;&quot;new DestinationCard(&quot;;[.A69];&quot;,&quot;;[.A69];&quot;),&quot;)" office:value-type="string" office:string-value="67=&gt; new DestinationCard(167,167)," calcext:value-type="string">
            <text:p>67=&gt; new DestinationCard(167,167)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formula="of:=CONCATENATE([.A70]-100;&quot;=&gt; &quot;;&quot;new DestinationCard(&quot;;[.A70];&quot;,&quot;;[.A70];&quot;),&quot;)" office:value-type="string" office:string-value="68=&gt; new DestinationCard(168,168)," calcext:value-type="string">
            <text:p>68=&gt; new DestinationCard(168,168)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formula="of:=CONCATENATE([.A71]-100;&quot;=&gt; &quot;;&quot;new DestinationCard(&quot;;[.A71];&quot;,&quot;;[.A71];&quot;),&quot;)" office:value-type="string" office:string-value="69=&gt; new DestinationCard(169,169)," calcext:value-type="string">
            <text:p>69=&gt; new DestinationCard(169,169)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formula="of:=CONCATENATE([.A72]-100;&quot;=&gt; &quot;;&quot;new DestinationCard(&quot;;[.A72];&quot;,&quot;;[.A72];&quot;),&quot;)" office:value-type="string" office:string-value="70=&gt; new DestinationCard(170,170)," calcext:value-type="string">
            <text:p>70=&gt; new DestinationCard(170,170)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formula="of:=CONCATENATE([.A73]-100;&quot;=&gt; &quot;;&quot;new DestinationCard(&quot;;[.A73];&quot;,&quot;;[.A73];&quot;),&quot;)" office:value-type="string" office:string-value="71=&gt; new DestinationCard(171,171)," calcext:value-type="string">
            <text:p>71=&gt; new DestinationCard(171,171)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formula="of:=CONCATENATE([.A74]-100;&quot;=&gt; &quot;;&quot;new DestinationCard(&quot;;[.A74];&quot;,&quot;;[.A74];&quot;),&quot;)" office:value-type="string" office:string-value="72=&gt; new DestinationCard(172,172)," calcext:value-type="string">
            <text:p>72=&gt; new DestinationCard(172,172)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formula="of:=CONCATENATE([.A75]-100;&quot;=&gt; &quot;;&quot;new DestinationCard(&quot;;[.A75];&quot;,&quot;;[.A75];&quot;),&quot;)" office:value-type="string" office:string-value="73=&gt; new DestinationCard(173,173)," calcext:value-type="string">
            <text:p>73=&gt; new DestinationCard(173,173)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formula="of:=CONCATENATE([.A76]-100;&quot;=&gt; &quot;;&quot;new DestinationCard(&quot;;[.A76];&quot;,&quot;;[.A76];&quot;),&quot;)" office:value-type="string" office:string-value="74=&gt; new DestinationCard(174,174)," calcext:value-type="string">
            <text:p>74=&gt; new DestinationCard(174,174)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formula="of:=CONCATENATE([.A77]-100;&quot;=&gt; &quot;;&quot;new DestinationCard(&quot;;[.A77];&quot;,&quot;;[.A77];&quot;),&quot;)" office:value-type="string" office:string-value="75=&gt; new DestinationCard(175,175)," calcext:value-type="string">
            <text:p>75=&gt; new DestinationCard(175,175)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formula="of:=CONCATENATE([.A78]-100;&quot;=&gt; &quot;;&quot;new DestinationCard(&quot;;[.A78];&quot;,&quot;;[.A78];&quot;),&quot;)" office:value-type="string" office:string-value="76=&gt; new DestinationCard(176,176)," calcext:value-type="string">
            <text:p>76=&gt; new DestinationCard(176,176)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formula="of:=CONCATENATE([.A79]-100;&quot;=&gt; &quot;;&quot;new DestinationCard(&quot;;[.A79];&quot;,&quot;;[.A79];&quot;),&quot;)" office:value-type="string" office:string-value="77=&gt; new DestinationCard(177,177)," calcext:value-type="string">
            <text:p>77=&gt; new DestinationCard(177,177)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formula="of:=CONCATENATE([.A80]-100;&quot;=&gt; &quot;;&quot;new DestinationCard(&quot;;[.A80];&quot;,&quot;;[.A80];&quot;),&quot;)" office:value-type="string" office:string-value="78=&gt; new DestinationCard(178,178)," calcext:value-type="string">
            <text:p>78=&gt; new DestinationCard(178,178)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formula="of:=CONCATENATE([.A81]-100;&quot;=&gt; &quot;;&quot;new DestinationCard(&quot;;[.A81];&quot;,&quot;;[.A81];&quot;),&quot;)" office:value-type="string" office:string-value="79=&gt; new DestinationCard(179,179)," calcext:value-type="string">
            <text:p>79=&gt; new DestinationCard(179,179)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formula="of:=CONCATENATE([.A82]-100;&quot;=&gt; &quot;;&quot;new DestinationCard(&quot;;[.A82];&quot;,&quot;;[.A82];&quot;),&quot;)" office:value-type="string" office:string-value="80=&gt; new DestinationCard(180,180)," calcext:value-type="string">
            <text:p>80=&gt; new DestinationCard(180,180)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formula="of:=CONCATENATE([.A83]-100;&quot;=&gt; &quot;;&quot;new DestinationCard(&quot;;[.A83];&quot;,&quot;;[.A83];&quot;),&quot;)" office:value-type="string" office:string-value="81=&gt; new DestinationCard(181,181)," calcext:value-type="string">
            <text:p>81=&gt; new DestinationCard(181,181)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formula="of:=CONCATENATE([.A84]-100;&quot;=&gt; &quot;;&quot;new DestinationCard(&quot;;[.A84];&quot;,&quot;;[.A84];&quot;),&quot;)" office:value-type="string" office:string-value="82=&gt; new DestinationCard(182,182)," calcext:value-type="string">
            <text:p>82=&gt; new DestinationCard(182,182)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formula="of:=CONCATENATE([.A85]-100;&quot;=&gt; &quot;;&quot;new DestinationCard(&quot;;[.A85];&quot;,&quot;;[.A85];&quot;),&quot;)" office:value-type="string" office:string-value="83=&gt; new DestinationCard(183,183)," calcext:value-type="string">
            <text:p>83=&gt; new DestinationCard(183,183)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formula="of:=CONCATENATE([.A86]-100;&quot;=&gt; &quot;;&quot;new DestinationCard(&quot;;[.A86];&quot;,&quot;;[.A86];&quot;),&quot;)" office:value-type="string" office:string-value="84=&gt; new DestinationCard(184,184)," calcext:value-type="string">
            <text:p>84=&gt; new DestinationCard(184,184)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formula="of:=CONCATENATE([.A87]-100;&quot;=&gt; &quot;;&quot;new DestinationCard(&quot;;[.A87];&quot;,&quot;;[.A87];&quot;),&quot;)" office:value-type="string" office:string-value="85=&gt; new DestinationCard(185,185)," calcext:value-type="string">
            <text:p>85=&gt; new DestinationCard(185,185)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formula="of:=CONCATENATE([.A88]-100;&quot;=&gt; &quot;;&quot;new DestinationCard(&quot;;[.A88];&quot;,&quot;;[.A88];&quot;),&quot;)" office:value-type="string" office:string-value="86=&gt; new DestinationCard(186,186)," calcext:value-type="string">
            <text:p>86=&gt; new DestinationCard(186,186)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formula="of:=CONCATENATE([.A89]-100;&quot;=&gt; &quot;;&quot;new DestinationCard(&quot;;[.A89];&quot;,&quot;;[.A89];&quot;),&quot;)" office:value-type="string" office:string-value="87=&gt; new DestinationCard(187,187)," calcext:value-type="string">
            <text:p>87=&gt; new DestinationCard(187,187)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formula="of:=CONCATENATE([.A90]-100;&quot;=&gt; &quot;;&quot;new DestinationCard(&quot;;[.A90];&quot;,&quot;;[.A90];&quot;),&quot;)" office:value-type="string" office:string-value="88=&gt; new DestinationCard(188,188)," calcext:value-type="string">
            <text:p>88=&gt; new DestinationCard(188,188)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formula="of:=CONCATENATE([.A91]-100;&quot;=&gt; &quot;;&quot;new DestinationCard(&quot;;[.A91];&quot;,&quot;;[.A91];&quot;),&quot;)" office:value-type="string" office:string-value="89=&gt; new DestinationCard(189,189)," calcext:value-type="string">
            <text:p>89=&gt; new DestinationCard(189,189)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formula="of:=CONCATENATE([.A92]-100;&quot;=&gt; &quot;;&quot;new DestinationCard(&quot;;[.A92];&quot;,&quot;;[.A92];&quot;),&quot;)" office:value-type="string" office:string-value="90=&gt; new DestinationCard(190,190)," calcext:value-type="string">
            <text:p>90=&gt; new DestinationCard(190,190)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formula="of:=CONCATENATE([.A93]-100;&quot;=&gt; &quot;;&quot;new DestinationCard(&quot;;[.A93];&quot;,&quot;;[.A93];&quot;),&quot;)" office:value-type="string" office:string-value="91=&gt; new DestinationCard(191,191)," calcext:value-type="string">
            <text:p>91=&gt; new DestinationCard(191,191)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formula="of:=CONCATENATE([.A94]-100;&quot;=&gt; &quot;;&quot;new DestinationCard(&quot;;[.A94];&quot;,&quot;;[.A94];&quot;),&quot;)" office:value-type="string" office:string-value="92=&gt; new DestinationCard(192,192)," calcext:value-type="string">
            <text:p>92=&gt; new DestinationCard(192,192)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formula="of:=CONCATENATE([.A95]-100;&quot;=&gt; &quot;;&quot;new DestinationCard(&quot;;[.A95];&quot;,&quot;;[.A95];&quot;),&quot;)" office:value-type="string" office:string-value="93=&gt; new DestinationCard(193,193)," calcext:value-type="string">
            <text:p>93=&gt; new DestinationCard(193,193)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formula="of:=CONCATENATE([.A96]-100;&quot;=&gt; &quot;;&quot;new DestinationCard(&quot;;[.A96];&quot;,&quot;;[.A96];&quot;),&quot;)" office:value-type="string" office:string-value="94=&gt; new DestinationCard(194,194)," calcext:value-type="string">
            <text:p>94=&gt; new DestinationCard(194,194)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formula="of:=CONCATENATE([.A97]-100;&quot;=&gt; &quot;;&quot;new DestinationCard(&quot;;[.A97];&quot;,&quot;;[.A97];&quot;),&quot;)" office:value-type="string" office:string-value="95=&gt; new DestinationCard(195,195)," calcext:value-type="string">
            <text:p>95=&gt; new DestinationCard(195,195)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formula="of:=CONCATENATE([.A98]-100;&quot;=&gt; &quot;;&quot;new DestinationCard(&quot;;[.A98];&quot;,&quot;;[.A98];&quot;),&quot;)" office:value-type="string" office:string-value="96=&gt; new DestinationCard(196,196)," calcext:value-type="string">
            <text:p>96=&gt; new DestinationCard(196,196)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formula="of:=CONCATENATE([.A99]-100;&quot;=&gt; &quot;;&quot;new DestinationCard(&quot;;[.A99];&quot;,&quot;;[.A99];&quot;),&quot;)" office:value-type="string" office:string-value="97=&gt; new DestinationCard(197,197)," calcext:value-type="string">
            <text:p>97=&gt; new DestinationCard(197,197)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formula="of:=CONCATENATE([.A100]-100;&quot;=&gt; &quot;;&quot;new DestinationCard(&quot;;[.A100];&quot;,&quot;;[.A100];&quot;),&quot;)" office:value-type="string" office:string-value="98=&gt; new DestinationCard(198,198)," calcext:value-type="string">
            <text:p>98=&gt; new DestinationCard(198,198)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formula="of:=CONCATENATE([.A101]-100;&quot;=&gt; &quot;;&quot;new DestinationCard(&quot;;[.A101];&quot;,&quot;;[.A101];&quot;),&quot;)" office:value-type="string" office:string-value="99=&gt; new DestinationCard(199,199)," calcext:value-type="string">
            <text:p>99=&gt; new DestinationCard(199,199)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formula="of:=CONCATENATE([.A102]-100;&quot;=&gt; &quot;;&quot;new DestinationCard(&quot;;[.A102];&quot;,&quot;;[.A102];&quot;),&quot;)" office:value-type="string" office:string-value="100=&gt; new DestinationCard(200,200)," calcext:value-type="string">
            <text:p>100=&gt; new DestinationCard(200,200)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formula="of:=CONCATENATE([.A103]-100;&quot;=&gt; &quot;;&quot;new DestinationCard(&quot;;[.A103];&quot;,&quot;;[.A103];&quot;),&quot;)" office:value-type="string" office:string-value="101=&gt; new DestinationCard(201,201)," calcext:value-type="string">
            <text:p>101=&gt; new DestinationCard(201,201)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formula="of:=CONCATENATE([.A104]-100;&quot;=&gt; &quot;;&quot;new DestinationCard(&quot;;[.A104];&quot;,&quot;;[.A104];&quot;),&quot;)" office:value-type="string" office:string-value="102=&gt; new DestinationCard(202,202)," calcext:value-type="string">
            <text:p>102=&gt; new DestinationCard(202,202)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formula="of:=CONCATENATE([.A105]-100;&quot;=&gt; &quot;;&quot;new DestinationCard(&quot;;[.A105];&quot;,&quot;;[.A105];&quot;),&quot;)" office:value-type="string" office:string-value="103=&gt; new DestinationCard(203,203)," calcext:value-type="string">
            <text:p>103=&gt; new DestinationCard(203,203)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formula="of:=CONCATENATE([.A106]-100;&quot;=&gt; &quot;;&quot;new DestinationCard(&quot;;[.A106];&quot;,&quot;;[.A106];&quot;),&quot;)" office:value-type="string" office:string-value="104=&gt; new DestinationCard(204,204)," calcext:value-type="string">
            <text:p>104=&gt; new DestinationCard(204,204)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formula="of:=CONCATENATE([.A107]-100;&quot;=&gt; &quot;;&quot;new DestinationCard(&quot;;[.A107];&quot;,&quot;;[.A107];&quot;),&quot;)" office:value-type="string" office:string-value="105=&gt; new DestinationCard(205,205)," calcext:value-type="string">
            <text:p>105=&gt; new DestinationCard(205,205)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formula="of:=CONCATENATE([.A108]-100;&quot;=&gt; &quot;;&quot;new DestinationCard(&quot;;[.A108];&quot;,&quot;;[.A108];&quot;),&quot;)" office:value-type="string" office:string-value="106=&gt; new DestinationCard(206,206)," calcext:value-type="string">
            <text:p>106=&gt; new DestinationCard(206,206)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formula="of:=CONCATENATE([.A109]-100;&quot;=&gt; &quot;;&quot;new DestinationCard(&quot;;[.A109];&quot;,&quot;;[.A109];&quot;),&quot;)" office:value-type="string" office:string-value="107=&gt; new DestinationCard(207,207)," calcext:value-type="string">
            <text:p>107=&gt; new DestinationCard(207,207)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formula="of:=CONCATENATE([.A110]-100;&quot;=&gt; &quot;;&quot;new DestinationCard(&quot;;[.A110];&quot;,&quot;;[.A110];&quot;),&quot;)" office:value-type="string" office:string-value="108=&gt; new DestinationCard(208,208)," calcext:value-type="string">
            <text:p>108=&gt; new DestinationCard(208,208)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formula="of:=CONCATENATE([.A111]-100;&quot;=&gt; &quot;;&quot;new DestinationCard(&quot;;[.A111];&quot;,&quot;;[.A111];&quot;),&quot;)" office:value-type="string" office:string-value="109=&gt; new DestinationCard(209,209)," calcext:value-type="string">
            <text:p>109=&gt; new DestinationCard(209,209)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formula="of:=CONCATENATE([.A112]-100;&quot;=&gt; &quot;;&quot;new DestinationCard(&quot;;[.A112];&quot;,&quot;;[.A112];&quot;),&quot;)" office:value-type="string" office:string-value="110=&gt; new DestinationCard(210,210)," calcext:value-type="string">
            <text:p>110=&gt; new DestinationCard(210,210),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formula="of:=CONCATENATE([.A113]-100;&quot;=&gt; &quot;;&quot;new DestinationCard(&quot;;[.A113];&quot;,&quot;;[.A113];&quot;),&quot;)" office:value-type="string" office:string-value="111=&gt; new DestinationCard(211,211)," calcext:value-type="string">
            <text:p>111=&gt; new DestinationCard(211,211)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formula="of:=CONCATENATE([.A114]-100;&quot;=&gt; &quot;;&quot;new DestinationCard(&quot;;[.A114];&quot;,&quot;;[.A114];&quot;),&quot;)" office:value-type="string" office:string-value="112=&gt; new DestinationCard(212,212)," calcext:value-type="string">
            <text:p>112=&gt; new DestinationCard(212,212)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formula="of:=CONCATENATE([.A115]-100;&quot;=&gt; &quot;;&quot;new DestinationCard(&quot;;[.A115];&quot;,&quot;;[.A115];&quot;),&quot;)" office:value-type="string" office:string-value="113=&gt; new DestinationCard(213,213)," calcext:value-type="string">
            <text:p>113=&gt; new DestinationCard(213,213)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formula="of:=CONCATENATE([.A116]-100;&quot;=&gt; &quot;;&quot;new DestinationCard(&quot;;[.A116];&quot;,&quot;;[.A116];&quot;),&quot;)" office:value-type="string" office:string-value="114=&gt; new DestinationCard(214,214)," calcext:value-type="string">
            <text:p>114=&gt; new DestinationCard(214,214)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formula="of:=CONCATENATE([.A117]-100;&quot;=&gt; &quot;;&quot;new DestinationCard(&quot;;[.A117];&quot;,&quot;;[.A117];&quot;),&quot;)" office:value-type="string" office:string-value="115=&gt; new DestinationCard(215,215)," calcext:value-type="string">
            <text:p>115=&gt; new DestinationCard(215,215)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formula="of:=CONCATENATE([.A118]-100;&quot;=&gt; &quot;;&quot;new DestinationCard(&quot;;[.A118];&quot;,&quot;;[.A118];&quot;),&quot;)" office:value-type="string" office:string-value="116=&gt; new DestinationCard(216,216)," calcext:value-type="string">
            <text:p>116=&gt; new DestinationCard(216,216)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formula="of:=CONCATENATE([.A119]-100;&quot;=&gt; &quot;;&quot;new DestinationCard(&quot;;[.A119];&quot;,&quot;;[.A119];&quot;),&quot;)" office:value-type="string" office:string-value="117=&gt; new DestinationCard(217,217)," calcext:value-type="string">
            <text:p>117=&gt; new DestinationCard(217,217)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formula="of:=CONCATENATE([.A120]-100;&quot;=&gt; &quot;;&quot;new DestinationCard(&quot;;[.A120];&quot;,&quot;;[.A120];&quot;),&quot;)" office:value-type="string" office:string-value="118=&gt; new DestinationCard(218,218)," calcext:value-type="string">
            <text:p>118=&gt; new DestinationCard(218,218)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formula="of:=CONCATENATE([.A121]-100;&quot;=&gt; &quot;;&quot;new DestinationCard(&quot;;[.A121];&quot;,&quot;;[.A121];&quot;),&quot;)" office:value-type="string" office:string-value="119=&gt; new DestinationCard(219,219)," calcext:value-type="string">
            <text:p>119=&gt; new DestinationCard(219,219)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formula="of:=CONCATENATE([.A122]-100;&quot;=&gt; &quot;;&quot;new DestinationCard(&quot;;[.A122];&quot;,&quot;;[.A122];&quot;),&quot;)" office:value-type="string" office:string-value="120=&gt; new DestinationCard(220,220)," calcext:value-type="string">
            <text:p>120=&gt; new DestinationCard(220,220)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formula="of:=CONCATENATE([.A123]-100;&quot;=&gt; &quot;;&quot;new DestinationCard(&quot;;[.A123];&quot;,&quot;;[.A123];&quot;),&quot;)" office:value-type="string" office:string-value="121=&gt; new DestinationCard(221,221)," calcext:value-type="string">
            <text:p>121=&gt; new DestinationCard(221,221),</text:p>
          </table:table-cell>
          <table:table-cell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O3]-1)+[.G3]" office:value-type="float" office:value="188" calcext:value-type="float">
            <text:p>188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-82)], RED)," calcext:value-type="string">
            <text:p>new Route(1,100,129, [new RouteSpace(819,179,143,-8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O6]-1)+[.G6]" office:value-type="float" office:value="4" calcext:value-type="float">
            <text:p>4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318,78,-86)], RED)," calcext:value-type="string">
            <text:p>new Route(4,100,132, [new RouteSpace(813,318,78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501" calcext:value-type="float">
            <text:p>501</text:p>
          </table:table-cell>
          <table:table-cell office:value-type="float" office:value="83" calcext:value-type="float">
            <text:p>83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501,83,133,-21)], RED)," calcext:value-type="string">
            <text:p>new Route(8,103,114, [new RouteSpace(501,83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133,213,78,-13)], RED)," calcext:value-type="string">
            <text:p>new Route(9,104,105, [new RouteSpace(133,213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O36]-1)+[.G36]" office:value-type="float" office:value="-90" calcext:value-type="float">
            <text:p>-90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9,101,-90)], RED)," calcext:value-type="string">
            <text:p>new Route(34,121,123, [new RouteSpace(355,1019,101,-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23,88,-70)], RED)," calcext:value-type="string">
            <text:p>new Route(58,145,146, [new RouteSpace(811,1023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99,444,104,2)], RED)," calcext:value-type="string">
            <text:p>new Route(61,149,151, [new RouteSpace(99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34,337,161,4)], RED)," calcext:value-type="string">
            <text:p>new Route(78,160,170, [new RouteSpace(153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99,145,43)], RED)," calcext:value-type="string">
            <text:p>new Route(89,172,173, [new RouteSpace(1594,79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7T20:22:44.214541106</dc:date>
    <meta:editing-duration>P4DT22H8M16S</meta:editing-duration>
    <meta:editing-cycles>22</meta:editing-cycles>
    <meta:generator>LibreOffice/7.3.7.2$Linux_X86_64 LibreOffice_project/30$Build-2</meta:generator>
    <meta:document-statistic meta:table-count="2" meta:cell-count="2522" meta:object-count="0"/>
  </office:meta>
</office:document-meta>
</file>